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presentation="urn:oasis:names:tc:opendocument:xmlns:presentation:1.0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presentation="urn:oasis:names:tc:opendocument:xmlns:presentation:1.0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office:version="1.1">
  <office:automatic-styles>
    <style:style style:family="table-cell" style:name="s18" style:display-name="s18"/>
    <style:style style:family="table-cell" style:name="m21698426" style:display-name="m21698426">
      <style:table-cell-properties fo:border-left="2.01pt solid #000000" fo:border-bottom="2.01pt solid #000000" fo:border-right="2.01pt solid #000000" fo:border-top="2.01pt solid #000000"/>
    </style:style>
    <style:style style:family="table-cell" style:name="m21712974" style:display-name="m21712974">
      <style:table-cell-properties fo:border-left="2.01pt solid #000000" fo:border-bottom="2.01pt solid #000000" fo:border-right="2.01pt solid #000000" fo:border-top="2.01pt solid #000000"/>
    </style:style>
    <style:style style:family="table-cell" style:name="m21712994" style:display-name="m21712994">
      <style:table-cell-properties fo:border-left="2.01pt solid #000000" fo:border-bottom="2.01pt solid #000000" fo:border-right="2.01pt solid #000000" fo:border-top="2.01pt solid #000000"/>
    </style:style>
    <style:style style:family="table-cell" style:name="s25" style:display-name="s25"/>
    <style:style style:family="table-cell" style:name="s43" style:display-name="s43">
      <style:table-cell-properties fo:border-left="0.99pt solid #000000" fo:border-bottom="0.99pt solid #000000" fo:border-right="0.99pt solid #000000" fo:border-top="0.99pt solid #000000"/>
    </style:style>
    <style:style style:family="table-cell" style:name="s44" style:display-name="s44">
      <style:table-cell-properties fo:border-left="2.01pt solid #000000" fo:border-bottom="2.01pt solid #000000" fo:border-right="2.01pt solid #000000" fo:border-top="2.01pt solid #000000"/>
    </style:style>
    <style:style style:family="table-cell" style:name="s45" style:display-name="s45">
      <style:table-cell-properties fo:border-left="0.99pt solid #000000" fo:border-right="0.99pt solid #000000" fo:border-top="0.99pt solid #000000"/>
    </style:style>
    <style:style style:family="table-cell" style:name="s46" style:display-name="s46">
      <style:table-cell-properties fo:border-left="2.01pt solid #000000" fo:border-right="2.01pt solid #000000" fo:border-top="2.01pt solid #000000"/>
    </style:style>
    <style:style style:family="table-cell" style:name="s47" style:display-name="s47">
      <style:table-cell-properties fo:border-left="0.99pt solid #000000" fo:border-right="0.99pt solid #000000"/>
    </style:style>
    <style:style style:family="table-cell" style:name="s48" style:display-name="s48">
      <style:table-cell-properties fo:border-left="2.01pt solid #000000" fo:border-right="2.01pt solid #000000"/>
    </style:style>
    <style:style style:family="table-cell" style:name="s49" style:display-name="s49">
      <style:table-cell-properties fo:border-left="0.99pt solid #000000" fo:border-bottom="0.99pt solid #000000" fo:border-right="0.99pt solid #000000"/>
    </style:style>
    <style:style style:family="table-cell" style:name="s50" style:display-name="s50">
      <style:table-cell-properties fo:border-left="2.01pt solid #000000" fo:border-bottom="2.01pt solid #000000" fo:border-right="2.01pt solid #000000"/>
    </style:style>
    <style:style style:family="table-cell" style:name="s51" style:display-name="s51">
      <style:table-cell-properties fo:border-left="0.99pt solid #000000" fo:border-bottom="0.99pt solid #000000" fo:border-top="0.99pt solid #000000"/>
    </style:style>
    <style:style style:family="table-cell" style:name="s52" style:display-name="s52">
      <style:table-cell-properties fo:border-bottom="0.99pt solid #000000" fo:border-top="0.99pt solid #000000"/>
    </style:style>
    <style:style style:family="table-cell" style:name="s53" style:display-name="s53">
      <style:table-cell-properties fo:border-bottom="0.99pt solid #000000" fo:border-right="0.99pt solid #000000" fo:border-top="0.99pt solid #000000"/>
    </style:style>
    <style:style style:family="table-cell" style:name="s54" style:display-name="s54">
      <style:table-cell-properties fo:border-left="2.01pt solid #000000" fo:border-bottom="2.01pt solid #000000" fo:border-top="2.01pt solid #000000"/>
    </style:style>
    <style:style style:family="table-cell" style:name="s55" style:display-name="s55">
      <style:table-cell-properties fo:border-bottom="2.01pt solid #000000" fo:border-top="2.01pt solid #000000"/>
    </style:style>
    <style:style style:family="table-cell" style:name="s56" style:display-name="s56">
      <style:table-cell-properties fo:border-bottom="2.01pt solid #000000" fo:border-right="2.01pt solid #000000" fo:border-top="2.01pt solid #000000"/>
    </style:style>
    <style:style style:family="table-cell" style:name="s57" style:display-name="s57">
      <style:table-cell-properties fo:border-left="0.99pt solid #000000" fo:border-top="0.99pt solid #000000"/>
    </style:style>
    <style:style style:family="table-cell" style:name="s58" style:display-name="s58">
      <style:table-cell-properties fo:border-top="0.99pt solid #000000"/>
    </style:style>
    <style:style style:family="table-cell" style:name="s59" style:display-name="s59">
      <style:table-cell-properties fo:border-right="0.99pt solid #000000" fo:border-top="0.99pt solid #000000"/>
    </style:style>
    <style:style style:family="table-cell" style:name="s60" style:display-name="s60">
      <style:table-cell-properties fo:border-left="2.01pt solid #000000" fo:border-top="2.01pt solid #000000"/>
    </style:style>
    <style:style style:family="table-cell" style:name="s61" style:display-name="s61">
      <style:table-cell-properties fo:border-top="2.01pt solid #000000"/>
    </style:style>
    <style:style style:family="table-cell" style:name="s62" style:display-name="s62">
      <style:table-cell-properties fo:border-right="2.01pt solid #000000" fo:border-top="2.01pt solid #000000"/>
    </style:style>
    <style:style style:family="table-cell" style:name="s63" style:display-name="s63">
      <style:table-cell-properties fo:border-left="0.99pt solid #000000"/>
    </style:style>
    <style:style style:family="table-cell" style:name="s64" style:display-name="s64">
      <style:table-cell-properties fo:border-right="0.99pt solid #000000"/>
    </style:style>
    <style:style style:family="table-cell" style:name="s65" style:display-name="s65">
      <style:table-cell-properties fo:border-left="2.01pt solid #000000"/>
    </style:style>
    <style:style style:family="table-cell" style:name="s66" style:display-name="s66"/>
    <style:style style:family="table-cell" style:name="s67" style:display-name="s67">
      <style:table-cell-properties fo:border-right="2.01pt solid #000000"/>
    </style:style>
    <style:style style:family="table-cell" style:name="s68" style:display-name="s68">
      <style:table-cell-properties fo:border-left="0.99pt solid #000000" fo:border-bottom="0.99pt solid #000000"/>
    </style:style>
    <style:style style:family="table-cell" style:name="s69" style:display-name="s69">
      <style:table-cell-properties fo:border-bottom="0.99pt solid #000000"/>
    </style:style>
    <style:style style:family="table-cell" style:name="s70" style:display-name="s70">
      <style:table-cell-properties fo:border-bottom="0.99pt solid #000000" fo:border-right="0.99pt solid #000000"/>
    </style:style>
    <style:style style:family="table-cell" style:name="s71" style:display-name="s71">
      <style:table-cell-properties fo:border-left="2.01pt solid #000000" fo:border-bottom="2.01pt solid #000000"/>
    </style:style>
    <style:style style:family="table-cell" style:name="s72" style:display-name="s72">
      <style:table-cell-properties fo:border-bottom="2.01pt solid #000000"/>
    </style:style>
    <style:style style:family="table-cell" style:name="s73" style:display-name="s73">
      <style:table-cell-properties fo:border-bottom="2.01pt solid #000000" fo:border-right="2.01pt solid #000000"/>
    </style:style>
    <style:style style:family="table-cell" style:name="s80" style:display-name="s80">
      <style:table-cell-properties fo:border-left="0.99pt solid #0000ff" fo:border-right="0.99pt solid #0000ff" fo:border-top="0.99pt solid #0000ff"/>
    </style:style>
    <style:style style:family="table-cell" style:name="s81" style:display-name="s81">
      <style:table-cell-properties fo:border-left="0.99pt solid #0000ff" fo:border-right="0.99pt solid #0000ff"/>
    </style:style>
    <style:style style:family="table-cell" style:name="s82" style:display-name="s82">
      <style:table-cell-properties fo:border-left="0.99pt solid #0000ff" fo:border-bottom="0.99pt solid #0000ff" fo:border-right="0.99pt solid #0000ff"/>
    </style:style>
    <style:style style:family="table-cell" style:name="s83" style:display-name="s83">
      <style:table-cell-properties fo:border-left="2.01pt dashed #0000ff" fo:border-bottom="2.01pt dashed #0000ff" fo:border-right="2.01pt dashed #0000ff" fo:border-top="2.01pt dashed #0000ff"/>
    </style:style>
    <style:style style:family="table-cell" style:name="s84" style:display-name="s84">
      <style:table-cell-properties fo:border-left="0.99pt solid #ff0000" fo:border-bottom="0.99pt solid #ff0000" fo:border-right="0.99pt solid #ff0000" fo:border-top="0.99pt solid #ff0000"/>
    </style:style>
    <style:style style:family="table-cell" style:name="s85" style:display-name="s85">
      <style:table-cell-properties fo:border-left="2.01pt dotted #008080" fo:border-bottom="2.01pt dotted #008080" fo:border-right="2.01pt dotted #008080" fo:border-top="2.01pt dotted #008080"/>
    </style:style>
    <style:style style:family="table-cell" style:name="s86" style:display-name="s86">
      <style:text-properties fo:font-weight="None" fo:font-style="None" fo:font-family="Arial Cyr" fo:font-size="10"/>
    </style:style>
    <style:style style:family="table-cell" style:name="s87" style:display-name="s87">
      <style:table-cell-properties fo:border-left="0.99pt dotted #00ff00" fo:border-bottom="0.99pt dotted #00ff00" fo:border-right="0.99pt dotted #00ff00" fo:border-top="0.99pt dotted #00ff00"/>
    </style:style>
    <style:style style:family="table-cell" style:name="s88" style:display-name="s88">
      <style:table-cell-properties fo:border-left="0.99pt dashed #ffff00" fo:border-bottom="0.99pt dashed #ffff00" fo:border-right="0.99pt dashed #ffff00" fo:border-top="0.99pt dashed #ffff00"/>
    </style:style>
    <style:style style:family="table-cell" style:name="s89" style:display-name="s89">
      <style:table-cell-properties fo:border-left="0.99pt dotted #ff00ff" fo:border-bottom="0.99pt dotted #ff00ff" fo:border-right="0.99pt dotted #ff00ff" fo:border-top="0.99pt dotted #ff00ff"/>
    </style:style>
    <style:style style:family="table-cell" style:name="s90" style:display-name="s90">
      <style:table-cell-properties fo:border-left="2.01pt dashed #993366" fo:border-bottom="2.01pt dashed #993366" fo:border-right="2.01pt dashed #993366" fo:border-top="2.01pt dashed #993366"/>
    </style:style>
    <style:style style:family="table-cell" style:name="s91" style:display-name="s91">
      <style:table-cell-properties fo:border-left="3pt double #808000" fo:border-bottom="3pt double #808000" fo:border-right="3pt double #808000" fo:border-top="3pt double #808000"/>
    </style:style>
    <style:style style:family="table-cell" style:name="s95" style:display-name="s95"/>
    <style:style style:family="table-cell" style:name="s96" style:display-name="s96">
      <style:text-properties fo:font-weight="None" fo:font-style="None" fo:font-family="Arial Cyr" fo:font-size="10"/>
    </style:style>
    <style:style style:family="table-cell" style:name="s97" style:display-name="s97"/>
    <style:style style:family="table-cell" style:name="s99" style:display-name="s99"/>
    <style:style style:family="table-cell" style:name="s100" style:display-name="s100"/>
    <style:style style:family="table-cell" style:name="s101" style:display-name="s101"/>
    <style:style style:family="table-cell" style:name="ce1" style:display-name="ce1">
      <style:paragraph-properties fo:text-align="start"/>
    </style:style>
    <style:style style:family="table-cell" style:name="ce2" style:display-name="ce2">
      <style:paragraph-properties fo:text-align="center"/>
    </style:style>
    <style:style style:family="table-cell" style:name="ce3" style:display-name="ce3">
      <style:paragraph-properties fo:text-align="end"/>
    </style:style>
    <style:style style:family="table-cell" style:name="ce4" style:display-name="ce4">
      <style:paragraph-properties fo:text-align="justify"/>
    </style:style>
    <style:style style:family="table-cell" style:name="ce5" style:display-name="ce5">
      <style:text-properties fo:font-weight="bold" fo:font-style="italic" fo:font-family="Courier New" fo:font-size="20"/>
    </style:style>
    <style:style style:family="table-cell" style:name="ce6" style:display-name="ce6">
      <style:text-properties fo:font-weight="bold" fo:font-style="None" fo:font-family="Courier New Condensed" fo:font-size="20"/>
    </style:style>
    <number:number-style style:name="40077384cb42d3d1335a839ef83efb10" style:display-name="40077384cb42d3d1335a839ef83efb10">
      <number:number number:grouping="false" number:decimal-places="0" number:min-integer-digits="1"/>
    </number:number-style>
    <style:style style:data-style-name="40077384cb42d3d1335a839ef83efb10" style:family="table-cell" style:name="ce7" style:display-name="ce7"/>
    <style:style style:family="table-cell" style:name="ce8" style:display-name="ce8"/>
    <number:number-style style:name="88a2fde7357e4a74fdcef0c1992cce53" style:display-name="88a2fde7357e4a74fdcef0c1992cce53">
      <number:number number:grouping="true" number:decimal-places="2" number:min-integer-digits="1"/>
    </number:number-style>
    <style:style style:data-style-name="88a2fde7357e4a74fdcef0c1992cce53" style:family="table-cell" style:name="ce9" style:display-name="ce9"/>
    <style:style style:data-style-name="2419a9bfdc9a45c4b97c216abd356d0d" style:family="table-cell" style:name="ce10" style:display-name="ce10"/>
    <style:style style:data-style-name="b13cc6366d89000668de96f6b8983598" style:family="table-cell" style:name="ce11" style:display-name="ce11"/>
    <style:style style:data-style-name="e8ac793dcd2100c1002fb0f7eaf5e50d" style:family="table-cell" style:name="ce12" style:display-name="ce12"/>
    <style:style style:data-style-name="ebc6b64aad332b4fd5c0cafe4f746982" style:family="table-cell" style:name="ce13" style:display-name="ce13">
      <style:table-cell-properties fo:border-left="0.06pt solid #000000" fo:border-bottom="0.06pt solid #000000" fo:border-right="0.06pt solid #000000" fo:border-top="0.06pt solid #000000"/>
    </style:style>
    <style:style style:family="table-cell" style:name="ce14" style:display-name="ce14">
      <style:table-cell-properties fo:background-color="#000000"/>
    </style:style>
    <style:style style:family="table-cell" style:name="ce15" style:display-name="ce15">
      <style:table-cell-properties fo:background-color="#eeeeee"/>
    </style:style>
    <style:style style:family="table-cell" style:name="ce16" style:display-name="ce16">
      <style:table-cell-properties fo:background-color="#dddddd"/>
    </style:style>
    <style:style style:family="table-cell" style:name="ce17" style:display-name="ce17">
      <style:table-cell-properties fo:background-color="#cccccc"/>
    </style:style>
    <style:style style:family="table-cell" style:name="ce18" style:display-name="ce18">
      <style:table-cell-properties fo:background-color="#b2b2b2"/>
    </style:style>
    <style:style style:family="table-cell" style:name="ce19" style:display-name="ce19">
      <style:table-cell-properties fo:background-color="#999999"/>
    </style:style>
    <style:style style:family="table-cell" style:name="ce20" style:display-name="ce20">
      <style:table-cell-properties fo:background-color="#808080"/>
    </style:style>
    <style:style style:family="table-cell" style:name="ce21" style:display-name="ce21">
      <style:table-cell-properties fo:background-color="#666666"/>
    </style:style>
    <style:style style:family="table-cell" style:name="ce22" style:display-name="ce22">
      <style:table-cell-properties fo:background-color="#333333"/>
    </style:style>
    <style:style style:family="table-cell" style:name="ce23" style:display-name="ce23">
      <style:table-cell-properties fo:background-color="#66ffff"/>
    </style:style>
    <style:style style:family="table-cell" style:name="ce24" style:display-name="ce24">
      <style:table-cell-properties fo:background-color="#9900ff"/>
    </style:style>
    <style:style style:family="table-cell" style:name="ce25" style:display-name="ce25">
      <style:table-cell-properties fo:background-color="#00ff66"/>
    </style:style>
    <style:style style:family="table-column" style:name="c51e792bd22ef5ab24e719554effb3c8" style:display-name="c51e792bd22ef5ab24e719554effb3c8">
      <style:table-column-properties fo:break-before="auto" style:column-width="3832.78"/>
    </style:style>
    <style:style style:family="table-column" style:name="d20265a16e775ad2dc571ace551cbc28" style:display-name="d20265a16e775ad2dc571ace551cbc28">
      <style:table-column-properties fo:break-before="auto" style:column-width="4089.54"/>
    </style:style>
    <style:style style:family="table-column" style:name="0436dc2b9a2c448de8a4d19b62210d11" style:display-name="0436dc2b9a2c448de8a4d19b62210d11">
      <style:table-column-properties fo:break-before="auto" style:column-width="1697.36"/>
    </style:style>
    <style:style style:family="table-column" style:name="4a25b0d177e3f0809bfcb8fe4dadf13f" style:display-name="4a25b0d177e3f0809bfcb8fe4dadf13f">
      <style:table-column-properties fo:break-before="auto" style:column-width="4295.34"/>
    </style:style>
    <style:style style:family="table-column" style:name="c34cba37042d459fe67d8c2a2346ae89" style:display-name="c34cba37042d459fe67d8c2a2346ae89">
      <style:table-column-properties fo:break-before="auto" style:column-width="1955.1"/>
    </style:style>
    <style:style style:family="table-column" style:name="aa85f1a26bd65970f43ca233d95c1a62" style:display-name="aa85f1a26bd65970f43ca233d95c1a62">
      <style:table-column-properties fo:break-before="auto" style:column-width="2212.84"/>
    </style:style>
    <style:style style:family="table-row" style:name="04227eb2f4571ddf334bffdebf08a535" style:display-name="04227eb2f4571ddf334bffdebf08a535">
      <style:table-row-properties fo:break-before="auto" style:row-height="442.96"/>
    </style:style>
    <style:style style:family="table-row" style:name="40dc7fcd76644e76087907bd1a95709e" style:display-name="40dc7fcd76644e76087907bd1a95709e">
      <style:table-row-properties fo:break-before="auto" style:row-height="442.96"/>
    </style:style>
    <style:style style:family="table-row" style:name="fc745e38774c4db9c7c9370ed5b20643" style:display-name="fc745e38774c4db9c7c9370ed5b20643">
      <style:table-row-properties fo:break-before="auto" style:row-height="442.96"/>
    </style:style>
    <style:style style:family="table-row" style:name="79b4f6b9dfc4a8446fdc451b9f577f18" style:display-name="79b4f6b9dfc4a8446fdc451b9f577f18">
      <style:table-row-properties fo:break-before="auto" style:row-height="442.96"/>
    </style:style>
    <style:style style:family="table-row" style:name="4951128f4915927e16cbbca40d7fa1f7" style:display-name="4951128f4915927e16cbbca40d7fa1f7">
      <style:table-row-properties fo:break-before="auto" style:row-height="442.96"/>
    </style:style>
    <style:style style:family="table-row" style:name="8e182371ae29ff2f43f2cc490e1d5716" style:display-name="8e182371ae29ff2f43f2cc490e1d5716">
      <style:table-row-properties fo:break-before="auto" style:row-height="442.96"/>
    </style:style>
    <style:style style:family="table-row" style:name="6dbe42d436b7ed816e992d0aa4442b1c" style:display-name="6dbe42d436b7ed816e992d0aa4442b1c">
      <style:table-row-properties fo:break-before="auto" style:row-height="442.96"/>
    </style:style>
    <style:style style:family="table-row" style:name="6ad94c9b97d106884648c1dbaf2aa9d6" style:display-name="6ad94c9b97d106884648c1dbaf2aa9d6">
      <style:table-row-properties fo:break-before="auto" style:row-height="442.96"/>
    </style:style>
    <style:style style:family="table-row" style:name="0a120f6c4fd1801ea45e77c0fd57d5e4" style:display-name="0a120f6c4fd1801ea45e77c0fd57d5e4">
      <style:table-row-properties fo:break-before="auto" style:row-height="442.96"/>
    </style:style>
    <style:style style:family="table-row" style:name="7be02685db72952a8db81a28b611b750" style:display-name="7be02685db72952a8db81a28b611b750">
      <style:table-row-properties fo:break-before="auto" style:row-height="442.96"/>
    </style:style>
    <style:style style:family="table-row" style:name="9a9db638879b52147c624413ba8d0713" style:display-name="9a9db638879b52147c624413ba8d0713">
      <style:table-row-properties fo:break-before="auto" style:row-height="843.78"/>
    </style:style>
    <style:style style:family="table-row" style:name="b131c281dc40121bbf52231faff58273" style:display-name="b131c281dc40121bbf52231faff58273">
      <style:table-row-properties fo:break-before="auto" style:row-height="442.96"/>
    </style:style>
    <style:style style:family="table-row" style:name="109114d0191acfb01d8dbcc4d6837b57" style:display-name="109114d0191acfb01d8dbcc4d6837b57">
      <style:table-row-properties fo:break-before="auto" style:row-height="442.96"/>
    </style:style>
    <style:style style:family="table-row" style:name="f61169ab17e3e2c0fd7d8f3b71fd923c" style:display-name="f61169ab17e3e2c0fd7d8f3b71fd923c">
      <style:table-row-properties fo:break-before="auto" style:row-height="442.96"/>
    </style:style>
    <style:style style:family="table-row" style:name="4420a74a4f1c54a3eb6e8f246fcf3789" style:display-name="4420a74a4f1c54a3eb6e8f246fcf3789">
      <style:table-row-properties fo:break-before="auto" style:row-height="442.96"/>
    </style:style>
    <style:style style:family="table-row" style:name="2714915798b5ed465e0099bdee520a24" style:display-name="2714915798b5ed465e0099bdee520a24">
      <style:table-row-properties fo:break-before="auto" style:row-height="442.96"/>
    </style:style>
    <style:style style:family="table-row" style:name="b9c886d475fd467048775c5e79d4e22b" style:display-name="b9c886d475fd467048775c5e79d4e22b">
      <style:table-row-properties fo:break-before="auto" style:row-height="442.96"/>
    </style:style>
    <style:style style:family="table-row" style:name="313b95d9af16c59cfc80e07c1d3c1ffe" style:display-name="313b95d9af16c59cfc80e07c1d3c1ffe">
      <style:table-row-properties fo:break-before="auto" style:row-height="442.96"/>
    </style:style>
    <style:style style:family="table-row" style:name="4461aa56d795ac2d680fd0d072073311" style:display-name="4461aa56d795ac2d680fd0d072073311">
      <style:table-row-properties fo:break-before="auto" style:row-height="442.96"/>
    </style:style>
    <style:style style:family="table-row" style:name="cc111169dd431229b2a0a6a585c2144f" style:display-name="cc111169dd431229b2a0a6a585c2144f">
      <style:table-row-properties fo:break-before="auto" style:row-height="442.96"/>
    </style:style>
    <style:style style:family="table-row" style:name="435d54d485e81b9e97b1004b15dcf401" style:display-name="435d54d485e81b9e97b1004b15dcf401">
      <style:table-row-properties fo:break-before="auto" style:row-height="442.96"/>
    </style:style>
    <style:style style:family="table-row" style:name="aef32a8886e4d25467cc5cc2ec1bd03f" style:display-name="aef32a8886e4d25467cc5cc2ec1bd03f">
      <style:table-row-properties fo:break-before="auto" style:row-height="442.96"/>
    </style:style>
    <style:style style:family="table-row" style:name="3fea57b894673859d46ae0ea8023fcaa" style:display-name="3fea57b894673859d46ae0ea8023fcaa">
      <style:table-row-properties fo:break-before="auto" style:row-height="442.96"/>
    </style:style>
    <style:style style:family="table-row" style:name="a44ac3793262ace4eb0bb4f6e2e5a352" style:display-name="a44ac3793262ace4eb0bb4f6e2e5a352">
      <style:table-row-properties fo:break-before="auto" style:row-height="442.96"/>
    </style:style>
    <style:style style:family="table-row" style:name="884679e42571517c424a474cda794a29" style:display-name="884679e42571517c424a474cda794a29">
      <style:table-row-properties fo:break-before="auto" style:row-height="442.96"/>
    </style:style>
    <style:style style:family="table-row" style:name="59efaa649accdade98a02822c029516f" style:display-name="59efaa649accdade98a02822c029516f">
      <style:table-row-properties fo:break-before="auto" style:row-height="442.96"/>
    </style:style>
    <style:style style:family="table-row" style:name="4622d6f32ddddcbe88dcfabb9b9a01ae" style:display-name="4622d6f32ddddcbe88dcfabb9b9a01ae">
      <style:table-row-properties fo:break-before="auto" style:row-height="442.96"/>
    </style:style>
    <style:style style:family="table-row" style:name="cbb77f9b6a71e2bfbfd140b15941ac71" style:display-name="cbb77f9b6a71e2bfbfd140b15941ac71">
      <style:table-row-properties fo:break-before="auto" style:row-height="442.96"/>
    </style:style>
    <style:style style:family="table-row" style:name="53a3f38f0aa9940be16fe64c7a69b4d9" style:display-name="53a3f38f0aa9940be16fe64c7a69b4d9">
      <style:table-row-properties fo:break-before="auto" style:row-height="442.96"/>
    </style:style>
    <style:style style:family="table-row" style:name="57088963adc1306871815b5b8561392c" style:display-name="57088963adc1306871815b5b8561392c">
      <style:table-row-properties fo:break-before="auto" style:row-height="442.96"/>
    </style:style>
    <style:style style:family="table-row" style:name="2c1e7b63e6848682fc33490f6f1bf48c" style:display-name="2c1e7b63e6848682fc33490f6f1bf48c">
      <style:table-row-properties fo:break-before="auto" style:row-height="442.96"/>
    </style:style>
    <style:style style:family="table-row" style:name="ad4214b4e20f24eb0b1c1f4d17b9101d" style:display-name="ad4214b4e20f24eb0b1c1f4d17b9101d">
      <style:table-row-properties fo:break-before="auto" style:row-height="442.96"/>
    </style:style>
    <style:style style:family="table-row" style:name="6537dae3e08551e95ee971c556fc4c72" style:display-name="6537dae3e08551e95ee971c556fc4c72">
      <style:table-row-properties fo:break-before="auto" style:row-height="442.96"/>
    </style:style>
    <style:style style:family="table-row" style:name="c7f660ebcacba23938cb9ecb8ddee004" style:display-name="c7f660ebcacba23938cb9ecb8ddee004">
      <style:table-row-properties fo:break-before="auto" style:row-height="442.96"/>
    </style:style>
    <style:style style:family="table-row" style:name="bbcb0bca2846e011e30c41100c74ee0d" style:display-name="bbcb0bca2846e011e30c41100c74ee0d">
      <style:table-row-properties fo:break-before="auto" style:row-height="442.96"/>
    </style:style>
    <style:style style:family="table-row" style:name="f10efe10a01d9ee23fb1c97f4e1d01a3" style:display-name="f10efe10a01d9ee23fb1c97f4e1d01a3">
      <style:table-row-properties fo:break-before="auto" style:row-height="442.96"/>
    </style:style>
  </office:automatic-styles>
  <office:body>
    <office:spreadsheet>
      <table:table table:name="Лист1">
        <table:table-column table:style-name="c51e792bd22ef5ab24e719554effb3c8" table:default-cell-style-name="None"/>
        <table:table-column table:style-name="d20265a16e775ad2dc571ace551cbc28" table:default-cell-style-name="None"/>
        <table:table-column table:style-name="0436dc2b9a2c448de8a4d19b62210d11" table:default-cell-style-name="None"/>
        <table:table-column table:style-name="4a25b0d177e3f0809bfcb8fe4dadf13f" table:default-cell-style-name="None"/>
        <table:table-column table:style-name="c34cba37042d459fe67d8c2a2346ae89" table:default-cell-style-name="None"/>
        <table:table-column table:style-name="aa85f1a26bd65970f43ca233d95c1a62" table:number-columns-repeated="10" table:default-cell-style-name="None"/>
        <table:table-row table:style-name="04227eb2f4571ddf334bffdebf08a535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14" office:value="1" office:value-type="float">
            <text:p><text:span text:style-name="ce14">1</text:span></text:p>
          </table:table-cell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</table:table-row>
        <table:table-row table:style-name="40dc7fcd76644e76087907bd1a95709e">
          <table:table-cell office:value="None" office:value-type="string"/>
          <table:table-cell table:style-name="ce1" office:value="None" office:value-type="string">
            <text:p><text:span text:style-name="ce1">Текст русский</text:span></text:p>
          </table:table-cell>
          <table:table-cell office:value="None" office:value-type="string"/>
          <table:table-cell table:style-name="s96" office:value="None" office:value-type="string">
            <text:p><text:span text:style-name="s96">Text</text:span></text:p>
          </table:table-cell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15" office:value="2" office:value-type="float">
            <text:p><text:span text:style-name="ce15">2</text:span></text:p>
          </table:table-cell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</table:table-row>
        <table:table-row table:style-name="fc745e38774c4db9c7c9370ed5b20643">
          <table:table-cell office:value="None" office:value-type="string"/>
          <table:table-cell table:style-name="ce2" office:value="None" office:value-type="string">
            <text:p><text:span text:style-name="ce2">Текст русский</text:span></text:p>
          </table:table-cell>
          <table:table-cell office:value="None" office:value-type="string"/>
          <table:table-cell office:value="None" office:value-type="string">
            <text:p>Italic</text:p>
          </table:table-cell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16" office:value="3" office:value-type="float">
            <text:p><text:span text:style-name="ce16">3</text:span></text:p>
          </table:table-cell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</table:table-row>
        <table:table-row table:style-name="79b4f6b9dfc4a8446fdc451b9f577f18">
          <table:table-cell office:value="None" office:value-type="string"/>
          <table:table-cell table:style-name="ce3" office:value="None" office:value-type="string">
            <text:p><text:span text:style-name="ce3">Текст русский</text:span></text:p>
          </table:table-cell>
          <table:table-cell office:value="None" office:value-type="string"/>
          <table:table-cell office:value="None" office:value-type="string">
            <text:p>Bold</text:p>
          </table:table-cell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17" office:value="4" office:value-type="float">
            <text:p><text:span text:style-name="ce17">4</text:span></text:p>
          </table:table-cell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</table:table-row>
        <table:table-row table:style-name="4951128f4915927e16cbbca40d7fa1f7">
          <table:table-cell office:value="None" office:value-type="string"/>
          <table:table-cell table:style-name="ce4" office:value="None" office:value-type="string">
            <text:p><text:span text:style-name="ce4">Текст русский</text:span></text:p>
          </table:table-cell>
          <table:table-cell office:value="None" office:value-type="string"/>
          <table:table-cell office:value="None" office:value-type="string">
            <text:p>Bold italic</text:p>
          </table:table-cell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18" office:value="5" office:value-type="float">
            <text:p><text:span text:style-name="ce18">5</text:span></text:p>
          </table:table-cell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</table:table-row>
        <table:table-row table:style-name="8e182371ae29ff2f43f2cc490e1d5716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19" office:value="6" office:value-type="float">
            <text:p><text:span text:style-name="ce19">6</text:span></text:p>
          </table:table-cell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</table:table-row>
        <table:table-row table:style-name="6dbe42d436b7ed816e992d0aa4442b1c">
          <table:table-cell office:value="None" office:value-type="string"/>
          <table:table-cell table:style-name="ce1" office:value="1234567890" office:value-type="float">
            <text:p><text:span text:style-name="ce1">1234567890</text:span></text:p>
          </table:table-cell>
          <table:table-cell office:value="None" office:value-type="string"/>
          <table:table-cell office:value="None" office:value-type="string">
            <text:p>Num</text:p>
          </table:table-cell>
          <table:table-cell table:style-name="ce7" office:value="12" office:value-type="float">
            <text:p><text:span text:style-name="ce7">12</text:span></text:p>
          </table:table-cell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20" office:value="7" office:value-type="float">
            <text:p><text:span text:style-name="ce20">7</text:span></text:p>
          </table:table-cell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</table:table-row>
        <table:table-row table:style-name="6ad94c9b97d106884648c1dbaf2aa9d6">
          <table:table-cell office:value="None" office:value-type="string"/>
          <table:table-cell table:style-name="ce2" office:value="1234567890" office:value-type="float">
            <text:p><text:span text:style-name="ce2">1234567890</text:span></text:p>
          </table:table-cell>
          <table:table-cell office:value="None" office:value-type="string"/>
          <table:table-cell office:value="None" office:value-type="string"/>
          <table:table-cell table:style-name="s18" office:value="1000" office:value-type="float">
            <text:p><text:span text:style-name="s18">1000</text:span></text:p>
          </table:table-cell>
          <table:table-cell table:formula="of:=SUM([.B8:.E8])" table:style-name="ce8" office:value-type="float">
            <text:p><text:span text:style-name="ce8">1234568890</text:span></text:p>
          </table:table-cell>
          <table:table-cell office:value="None" office:value-type="string"/>
          <table:table-cell table:style-name="ce9" office:value="123123.1424" office:value-type="float">
            <text:p><text:span text:style-name="ce9">123123.1424</text:span></text:p>
          </table:table-cell>
          <table:table-cell table:style-name="ce10" office:value="0.77" office:value-type="percentage">
            <text:p><text:span text:style-name="ce10">0.77</text:span></text:p>
          </table:table-cell>
          <table:table-cell office:value="None" office:value-type="string"/>
          <table:table-cell table:style-name="ce21" office:value="8" office:value-type="float">
            <text:p><text:span text:style-name="ce21">8</text:span></text:p>
          </table:table-cell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</table:table-row>
        <table:table-row table:style-name="0a120f6c4fd1801ea45e77c0fd57d5e4">
          <table:table-cell office:value="None" office:value-type="string"/>
          <table:table-cell table:style-name="ce3" office:value="1234567890" office:value-type="float">
            <text:p><text:span text:style-name="ce3">1234567890</text:span></text:p>
          </table:table-cell>
          <table:table-cell office:value="None" office:value-type="string"/>
          <table:table-cell office:value="None" office:value-type="string"/>
          <table:table-cell table:style-name="s97" office:value="None" office:value-type="string">
            <text:p><text:span text:style-name="s97">12.13.1990</text:span></text:p>
          </table:table-cell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11" office:value="0.88" office:value-type="percentage">
            <text:p><text:span text:style-name="ce11">0.88</text:span></text:p>
          </table:table-cell>
          <table:table-cell office:value="None" office:value-type="string"/>
          <table:table-cell table:style-name="ce22" office:value="9" office:value-type="float">
            <text:p><text:span text:style-name="ce22">9</text:span></text:p>
          </table:table-cell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</table:table-row>
        <table:table-row table:style-name="7be02685db72952a8db81a28b611b750">
          <table:table-cell office:value="None" office:value-type="string"/>
          <table:table-cell table:style-name="ce4" office:value="1234567890" office:value-type="float">
            <text:p><text:span text:style-name="ce4">1234567890</text:span></text:p>
          </table:table-cell>
          <table:table-cell office:value="None" office:value-type="string"/>
          <table:table-cell office:value="None" office:value-type="string"/>
          <table:table-cell table:style-name="s99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12" office:value="0.99" office:value-type="percentage">
            <text:p><text:span text:style-name="ce12">0.99</text:span></text:p>
          </table:table-cell>
          <table:table-cell office:value="None" office:value-type="string"/>
          <table:table-cell table:style-name="ce23" office:value="10" office:value-type="float">
            <text:p><text:span text:style-name="ce23">10</text:span></text:p>
          </table:table-cell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</table:table-row>
        <table:table-row table:style-name="9a9db638879b52147c624413ba8d0713">
          <table:table-cell office:value="None" office:value-type="string"/>
          <table:table-cell table:style-name="ce5" office:value="None" office:value-type="string">
            <text:p><text:span text:style-name="ce5">Font size</text:span></text:p>
          </table:table-cell>
          <table:table-cell office:value="None" office:value-type="string"/>
          <table:table-cell table:style-name="ce6" office:value="None" office:value-type="string">
            <text:p><text:span text:style-name="ce6">Font size</text:span></text:p>
          </table:table-cell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13" office:value="None" office:value-type="string"/>
          <table:table-cell office:value="None" office:value-type="string"/>
          <table:table-cell table:style-name="ce24" office:value="11" office:value-type="float">
            <text:p><text:span text:style-name="ce24">11</text:span></text:p>
          </table:table-cell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</table:table-row>
        <table:table-row table:style-name="b131c281dc40121bbf52231faff58273">
          <table:table-cell office:value="None" office:value-type="string"/>
          <table:table-cell table:number-rows-spanned="4" table:style-name="s25" office:value="None" office:value-type="string">
            <text:p><text:span text:style-name="s25">Объединенные ячейки</text:span></text:p>
          </table:table-cell>
          <table:table-cell office:value="None" office:value-type="string"/>
          <table:table-cell office:value="None" office:value-type="string"/>
          <table:table-cell office:value="None" office:value-type="string"/>
          <table:table-cell table:number-rows-spanned="4" table:style-name="m21712974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25" office:value="12" office:value-type="float">
            <text:p><text:span text:style-name="ce25">12</text:span></text:p>
          </table:table-cell>
          <table:table-cell office:value="None" office:value-type="string"/>
          <table:table-cell table:style-name="s80" office:value="None" office:value-type="string"/>
          <table:table-cell office:value="None" office:value-type="string"/>
          <table:table-cell office:value="None" office:value-type="string"/>
        </table:table-row>
        <table:table-row table:style-name="109114d0191acfb01d8dbcc4d6837b57">
          <table:table-cell office:value="None" office:value-type="string"/>
          <table:covered-table-cell table:number-columns-repeated="1"/>
          <table:table-cell office:value="None" office:value-type="string"/>
          <table:table-cell office:value="None" office:value-type="string"/>
          <table:table-cell office:value="None" office:value-type="string"/>
          <table:covered-table-cell table:number-columns-repeated="1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s86" office:value="None" office:value-type="string"/>
          <table:table-cell office:value="None" office:value-type="string"/>
          <table:table-cell table:style-name="s81" office:value="None" office:value-type="string"/>
          <table:table-cell office:value="None" office:value-type="string"/>
          <table:table-cell office:value="None" office:value-type="string"/>
        </table:table-row>
        <table:table-row table:style-name="f61169ab17e3e2c0fd7d8f3b71fd923c">
          <table:table-cell office:value="None" office:value-type="string"/>
          <table:covered-table-cell table:number-columns-repeated="1"/>
          <table:table-cell office:value="None" office:value-type="string"/>
          <table:table-cell office:value="None" office:value-type="string"/>
          <table:table-cell office:value="None" office:value-type="string"/>
          <table:covered-table-cell table:number-columns-repeated="1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s86" office:value="None" office:value-type="string"/>
          <table:table-cell office:value="None" office:value-type="string"/>
          <table:table-cell table:style-name="s81" office:value="None" office:value-type="string"/>
          <table:table-cell office:value="None" office:value-type="string"/>
          <table:table-cell office:value="None" office:value-type="string"/>
        </table:table-row>
        <table:table-row table:style-name="4420a74a4f1c54a3eb6e8f246fcf3789">
          <table:table-cell office:value="None" office:value-type="string"/>
          <table:covered-table-cell table:number-columns-repeated="1"/>
          <table:table-cell office:value="None" office:value-type="string"/>
          <table:table-cell office:value="None" office:value-type="string"/>
          <table:table-cell office:value="None" office:value-type="string"/>
          <table:covered-table-cell table:number-columns-repeated="1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s86" office:value="None" office:value-type="string"/>
          <table:table-cell office:value="None" office:value-type="string"/>
          <table:table-cell table:style-name="s82" office:value="None" office:value-type="string"/>
          <table:table-cell office:value="None" office:value-type="string"/>
          <table:table-cell office:value="None" office:value-type="string"/>
        </table:table-row>
        <table:table-row table:style-name="2714915798b5ed465e0099bdee520a24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</table:table-row>
        <table:table-row table:style-name="b9c886d475fd467048775c5e79d4e22b">
          <table:table-cell office:value="None" office:value-type="string"/>
          <table:table-cell table:style-name="s25" table:number-columns-spanned="3" office:value="None" office:value-type="string">
            <text:p><text:span text:style-name="s25">Объединенные ячейки</text:span></text:p>
          </table:table-cell>
          <table:covered-table-cell table:number-columns-repeated="2"/>
          <table:table-cell office:value="None" office:value-type="string"/>
          <table:table-cell table:style-name="m21712994" table:number-columns-spanned="4" office:value="None" office:value-type="string"/>
          <table:covered-table-cell table:style-name="s25" table:number-columns-repeated="3"/>
          <table:table-cell office:value="None" office:value-type="string"/>
          <table:table-cell table:style-name="s66" office:value="None" office:value-type="string"/>
          <table:table-cell table:style-name="s66" office:value="None" office:value-type="string"/>
          <table:table-cell table:style-name="s87" office:value="None" office:value-type="string"/>
          <table:table-cell office:value="None" office:value-type="string"/>
          <table:table-cell office:value="None" office:value-type="string"/>
        </table:table-row>
        <table:table-row table:style-name="313b95d9af16c59cfc80e07c1d3c1ffe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s66" office:value="None" office:value-type="string"/>
          <table:table-cell table:style-name="s66" office:value="None" office:value-type="string"/>
          <table:table-cell table:style-name="s66" office:value="None" office:value-type="string"/>
          <table:table-cell office:value="None" office:value-type="string"/>
          <table:table-cell office:value="None" office:value-type="string"/>
        </table:table-row>
        <table:table-row table:style-name="4461aa56d795ac2d680fd0d072073311">
          <table:table-cell office:value="None" office:value-type="string"/>
          <table:table-cell table:number-rows-spanned="3" table:style-name="s25" table:number-columns-spanned="3" office:value="None" office:value-type="string">
            <text:p><text:span text:style-name="s25">Объединенные ячейки</text:span></text:p>
          </table:table-cell>
          <table:covered-table-cell table:number-columns-repeated="2"/>
          <table:table-cell office:value="None" office:value-type="string"/>
          <table:table-cell table:number-rows-spanned="3" table:style-name="m21698426" table:number-columns-spanned="4" office:value="None" office:value-type="string"/>
          <table:covered-table-cell table:style-name="s25" table:number-columns-repeated="3"/>
          <table:table-cell office:value="None" office:value-type="string"/>
          <table:table-cell table:style-name="s66" office:value="None" office:value-type="string"/>
          <table:table-cell table:style-name="s66" office:value="None" office:value-type="string"/>
          <table:table-cell table:style-name="s88" office:value="None" office:value-type="string"/>
          <table:table-cell office:value="None" office:value-type="string"/>
          <table:table-cell office:value="None" office:value-type="string"/>
        </table:table-row>
        <table:table-row table:style-name="cc111169dd431229b2a0a6a585c2144f">
          <table:table-cell office:value="None" office:value-type="string"/>
          <table:covered-table-cell table:number-columns-repeated="3"/>
          <table:table-cell office:value="None" office:value-type="string"/>
          <table:covered-table-cell table:number-columns-repeated="4"/>
          <table:table-cell office:value="None" office:value-type="string"/>
          <table:table-cell table:style-name="s66" office:value="None" office:value-type="string"/>
          <table:table-cell table:style-name="s66" office:value="None" office:value-type="string"/>
          <table:table-cell table:style-name="s66" office:value="None" office:value-type="string"/>
          <table:table-cell office:value="None" office:value-type="string"/>
          <table:table-cell office:value="None" office:value-type="string"/>
        </table:table-row>
        <table:table-row table:style-name="435d54d485e81b9e97b1004b15dcf401">
          <table:table-cell office:value="None" office:value-type="string"/>
          <table:covered-table-cell table:number-columns-repeated="3"/>
          <table:table-cell office:value="None" office:value-type="string"/>
          <table:covered-table-cell table:number-columns-repeated="4"/>
          <table:table-cell office:value="None" office:value-type="string"/>
          <table:table-cell table:style-name="s66" office:value="None" office:value-type="string"/>
          <table:table-cell table:style-name="s66" office:value="None" office:value-type="string"/>
          <table:table-cell table:style-name="s89" office:value="None" office:value-type="string"/>
          <table:table-cell office:value="None" office:value-type="string"/>
          <table:table-cell office:value="None" office:value-type="string"/>
        </table:table-row>
        <table:table-row table:style-name="aef32a8886e4d25467cc5cc2ec1bd03f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</table:table-row>
        <table:table-row table:style-name="3fea57b894673859d46ae0ea8023fcaa">
          <table:table-cell office:value="None" office:value-type="string"/>
          <table:table-cell table:style-name="s43" office:value="None" office:value-type="string">
            <text:p><text:span text:style-name="s43">Бордер</text:span></text:p>
          </table:table-cell>
          <table:table-cell office:value="None" office:value-type="string"/>
          <table:table-cell office:value="None" office:value-type="string"/>
          <table:table-cell office:value="None" office:value-type="string"/>
          <table:table-cell table:style-name="s44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s83" office:value="None" office:value-type="string"/>
          <table:table-cell office:value="None" office:value-type="string"/>
          <table:table-cell office:value="None" office:value-type="string"/>
        </table:table-row>
        <table:table-row table:style-name="a44ac3793262ace4eb0bb4f6e2e5a352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</table:table-row>
        <table:table-row table:style-name="884679e42571517c424a474cda794a29">
          <table:table-cell office:value="None" office:value-type="string"/>
          <table:table-cell table:style-name="s45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s46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s84" office:value="None" office:value-type="string"/>
          <table:table-cell office:value="None" office:value-type="string"/>
          <table:table-cell office:value="None" office:value-type="string"/>
        </table:table-row>
        <table:table-row table:style-name="59efaa649accdade98a02822c029516f">
          <table:table-cell office:value="None" office:value-type="string"/>
          <table:table-cell table:style-name="s47" office:value="None" office:value-type="string">
            <text:p><text:span text:style-name="s47">Бордер</text:span></text:p>
          </table:table-cell>
          <table:table-cell office:value="None" office:value-type="string"/>
          <table:table-cell office:value="None" office:value-type="string"/>
          <table:table-cell office:value="None" office:value-type="string"/>
          <table:table-cell table:style-name="s48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</table:table-row>
        <table:table-row table:style-name="4622d6f32ddddcbe88dcfabb9b9a01ae">
          <table:table-cell office:value="None" office:value-type="string"/>
          <table:table-cell table:style-name="s49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s50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s85" office:value="None" office:value-type="string"/>
          <table:table-cell office:value="None" office:value-type="string"/>
          <table:table-cell office:value="None" office:value-type="string"/>
        </table:table-row>
        <table:table-row table:style-name="cbb77f9b6a71e2bfbfd140b15941ac71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</table:table-row>
        <table:table-row table:style-name="53a3f38f0aa9940be16fe64c7a69b4d9">
          <table:table-cell office:value="None" office:value-type="string"/>
          <table:table-cell table:style-name="s51" office:value="None" office:value-type="string"/>
          <table:table-cell table:style-name="s52" office:value="None" office:value-type="string">
            <text:p><text:span text:style-name="s52">Бордер</text:span></text:p>
          </table:table-cell>
          <table:table-cell table:style-name="s53" office:value="None" office:value-type="string"/>
          <table:table-cell office:value="None" office:value-type="string"/>
          <table:table-cell table:style-name="s54" office:value="None" office:value-type="string"/>
          <table:table-cell table:style-name="s55" office:value="None" office:value-type="string"/>
          <table:table-cell table:style-name="s55" office:value="None" office:value-type="string"/>
          <table:table-cell table:style-name="s56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s90" office:value="None" office:value-type="string"/>
          <table:table-cell office:value="None" office:value-type="string"/>
          <table:table-cell office:value="None" office:value-type="string"/>
        </table:table-row>
        <table:table-row table:style-name="57088963adc1306871815b5b8561392c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</table:table-row>
        <table:table-row table:style-name="2c1e7b63e6848682fc33490f6f1bf48c">
          <table:table-cell office:value="None" office:value-type="string"/>
          <table:table-cell table:style-name="s57" office:value="None" office:value-type="string"/>
          <table:table-cell table:style-name="s58" office:value="None" office:value-type="string"/>
          <table:table-cell table:style-name="s59" office:value="None" office:value-type="string"/>
          <table:table-cell office:value="None" office:value-type="string"/>
          <table:table-cell table:style-name="s60" office:value="None" office:value-type="string"/>
          <table:table-cell table:style-name="s61" office:value="None" office:value-type="string"/>
          <table:table-cell table:style-name="s61" office:value="None" office:value-type="string"/>
          <table:table-cell table:style-name="s62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s91" office:value="None" office:value-type="string"/>
          <table:table-cell office:value="None" office:value-type="string"/>
          <table:table-cell office:value="None" office:value-type="string"/>
        </table:table-row>
        <table:table-row table:style-name="ad4214b4e20f24eb0b1c1f4d17b9101d">
          <table:table-cell office:value="None" office:value-type="string"/>
          <table:table-cell table:style-name="s63" office:value="None" office:value-type="string"/>
          <table:table-cell table:style-name="s52" office:value="None" office:value-type="string">
            <text:p><text:span text:style-name="s52">Бордер</text:span></text:p>
          </table:table-cell>
          <table:table-cell table:style-name="s64" office:value="None" office:value-type="string"/>
          <table:table-cell office:value="None" office:value-type="string"/>
          <table:table-cell table:style-name="s65" office:value="None" office:value-type="string"/>
          <table:table-cell table:style-name="s66" office:value="None" office:value-type="string"/>
          <table:table-cell table:style-name="s66" office:value="None" office:value-type="string"/>
          <table:table-cell table:style-name="s67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</table:table-row>
        <table:table-row table:style-name="6537dae3e08551e95ee971c556fc4c72">
          <table:table-cell office:value="None" office:value-type="string"/>
          <table:table-cell table:style-name="s68" office:value="None" office:value-type="string"/>
          <table:table-cell table:style-name="s69" office:value="None" office:value-type="string"/>
          <table:table-cell table:style-name="s70" office:value="None" office:value-type="string"/>
          <table:table-cell office:value="None" office:value-type="string"/>
          <table:table-cell table:style-name="s71" office:value="None" office:value-type="string"/>
          <table:table-cell table:style-name="s72" office:value="None" office:value-type="string"/>
          <table:table-cell table:style-name="s72" office:value="None" office:value-type="string"/>
          <table:table-cell table:style-name="s73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s95" office:value="None" office:value-type="string"/>
          <table:table-cell table:style-name="s100" office:value="None" office:value-type="string"/>
          <table:table-cell table:style-name="s101" office:value="None" office:value-type="string"/>
        </table:table-row>
        <table:table-row table:style-name="c7f660ebcacba23938cb9ecb8ddee004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</table:table-row>
        <table:table-row table:style-name="bbcb0bca2846e011e30c41100c74ee0d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</table:table-row>
        <table:table-row table:style-name="f10efe10a01d9ee23fb1c97f4e1d01a3">
          <table:table-cell office:value="None" office:value-type="string"/>
          <table:table-cell table:style-name="s66" office:value="3" office:value-type="float">
            <text:p><text:span text:style-name="s66">3</text:span></text:p>
          </table:table-cell>
          <table:table-cell office:value="2" office:value-type="float">
            <text:p>2</text:p>
          </table:table-cell>
          <table:table-cell office:value="1" office:value-type="float">
            <text:p>1</text:p>
          </table:table-cell>
          <table:table-cell office:value="None" office:value-type="string"/>
          <table:table-cell table:formula="of:=[.B36]/[.C36]+[.D36]" office:value-type="float">
            <text:p>2.5</text:p>
          </table:table-cell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dc="http://purl.org/dc/elements/1.1/" xmlns:meta="urn:oasis:names:tc:opendocument:xmlns:meta:1.0" xmlns:style="urn:oasis:names:tc:opendocument:xmlns:style:1.0" xmlns:of="urn:oasis:names:tc:opendocument:xmlns:of:1.2" xmlns:number="urn:oasis:names:tc:opendocument:xmlns:datastyle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office:version="1.1">
  <office:styles>
    <number:percentage-style style:name="2419a9bfdc9a45c4b97c216abd356d0d" style:display-name="2419a9bfdc9a45c4b97c216abd356d0d">
      <number:number number:grouping="false" number:decimal-places="1" number:min-integer-digits="1"/>
      <number:text>%</number:text>
    </number:percentage-style>
    <number:percentage-style style:name="b13cc6366d89000668de96f6b8983598" style:display-name="b13cc6366d89000668de96f6b8983598">
      <number:number number:grouping="false" number:decimal-places="0" number:min-integer-digits="1"/>
      <number:text>%</number:text>
    </number:percentage-style>
    <number:percentage-style style:name="e8ac793dcd2100c1002fb0f7eaf5e50d" style:display-name="e8ac793dcd2100c1002fb0f7eaf5e50d">
      <number:number number:grouping="false" number:decimal-places="2" number:min-integer-digits="1"/>
      <number:text>%</number:text>
    </number:percentage-style>
    <number:percentage-style style:name="ebc6b64aad332b4fd5c0cafe4f746982" style:display-name="ebc6b64aad332b4fd5c0cafe4f746982">
      <number:number number:grouping="true" number:decimal-places="2" number:min-integer-digits="1"/>
      <number:text>%</number:text>
    </number:percentage-style>
  </office:styles>
  <office:automatic-styles>
    <style:page-layout style:name="MyPageLayout">
      <style:page-layout-properties fo:margin-right="1175.02" fo:page-height="21.0cm" fo:margin-top="1469.02" style:print-orientation="landscape" fo:margin-left="882.0" fo:page-width="29.7cm" style:writing-mode="lr-tb" fo:margin-bottom="1666.0"/>
    </style:page-layout>
  </office:automatic-styles>
  <office:master-styles>
    <style:master-page style:name="Default" style:page-layout-name="MyPageLayout" style:display-name="Default"/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presentation="urn:oasis:names:tc:opendocument:xmlns:presentation:1.0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office:version="1.1">
  <office:meta>
    <meta:generator>ODFPY/0.9.6</meta:generator>
  </office:meta>
</office:document-meta>
</file>